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7ca77" officeooo:paragraph-rsid="0007ca7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1pt" fo:font-weight="bold" officeooo:rsid="0007ca77" officeooo:paragraph-rsid="0007ca77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beration Sans" fo:font-size="11pt" fo:font-weight="normal" officeooo:rsid="0007ca77" officeooo:paragraph-rsid="0007ca77" style:font-size-asian="9.60000038146973pt" style:font-weight-asian="normal" style:font-size-complex="11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0% 100%" style:font-name="Liberation Sans" fo:font-size="11pt" fo:font-style="normal" fo:font-weight="normal" officeooo:rsid="0007ca77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style:text-position="0% 100%" style:font-name="Liberation Sans" fo:font-size="11pt" fo:font-style="italic" fo:font-weight="normal" officeooo:rsid="0007ca77" style:font-size-asian="9.60000038146973pt" style:font-style-asian="italic" style:font-weight-asian="normal" style:font-size-complex="11pt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itor de Texto em C</text:p>
      <text:p text:style-name="P2">Planejamento</text:p>
      <text:p text:style-name="P3"><text:tab/>Variáveis – inicializar todas as variáveis de contagem, inputs e outras possíveis auxiliares na função principal (main()), uma variável global para o texto e outra para a pilha.<text:line-break/><text:tab/>Funções – criar uma para cada ação que poderá ser realizada no input (além da função principal)</text:p>
      <text:p text:style-name="P3"><text:tab/><text:tab/><text:span text:style-name="T1">Is:</text:span><text:span text:style-name="T3"> separar o texto na posição, entre parte anterior e posterior, concatenar a anterior com </text:span><text:span text:style-name="T1">s </text:span><text:span text:style-name="T3">e concatenar novamente com a posterior;</text:span></text:p>
      <text:p text:style-name="P3"><text:span text:style-name="T3"><text:tab/><text:tab/></text:span><text:span text:style-name="T1">An: </text:span><text:span text:style-name="T3">utilizar o fopen(</text:span><text:span text:style-name="T1">n</text:span><text:span text:style-name="T3">, “r”) e passar para a variável global texto;</text:span></text:p>
      <text:p text:style-name="P3"><text:span text:style-name="T3"><text:tab/><text:tab/></text:span><text:span text:style-name="T1">En: </text:span><text:span text:style-name="T3">esvaziar o arquivo, utilizar fopen(</text:span><text:span text:style-name="T1">n</text:span><text:span text:style-name="T3">, “w’) e escrever toda a global texto;</text:span></text:p>
      <text:p text:style-name="P3"><text:span text:style-name="T3"><text:tab/><text:tab/></text:span><text:span text:style-name="T1">F, T: </text:span><text:span text:style-name="T3">somar/subtrair a quantidade de espaços antes de imprimir o cursor;</text:span></text:p>
      <text:p text:style-name="P3"><text:span text:style-name="T3"><text:tab/><text:tab/></text:span><text:span text:style-name="T1">O, $: </text:span><text:span text:style-name="T3">definir a coluna como 0 ou como o tamanho da linha atual;</text:span></text:p>
      <text:p text:style-name="P3"><text:span text:style-name="T3"><text:tab/><text:tab/></text:span><text:span text:style-name="T1">P, Q: </text:span><text:span text:style-name="T3">caminhar pelo texto para frente/trás até achar um espaço e definir a nova posição do cursor;</text:span></text:p>
      <text:p text:style-name="P3"><text:span text:style-name="T3"><text:tab/><text:tab/></text:span><text:span text:style-name="T1">:x, :F:</text:span><text:span text:style-name="T3"> definir a linha como </text:span><text:span text:style-name="T1">x</text:span><text:span text:style-name="T3"> ou como o máximo de linhas do arquivo;</text:span></text:p>
      <text:p text:style-name="P3"><text:span text:style-name="T3"><text:tab/><text:tab/></text:span><text:span text:style-name="T1">D:</text:span><text:span text:style-name="T3"> de maneira similar ao </text:span><text:span text:style-name="T1">Is</text:span><text:span text:style-name="T3">, mas trocar o caractere na posição do cursor por “\0”;</text:span></text:p>
      <text:p text:style-name="Standard"><text:span text:style-name="T5"><text:tab/><text:tab/></text:span><text:span text:style-name="T6">M: </text:span><text:span text:style-name="T5">salvar em variável M a posição atual;</text:span></text:p>
      <text:p text:style-name="Standard"><text:span text:style-name="T5"><text:tab/><text:tab/></text:span><text:span text:style-name="T6">C: </text:span><text:span text:style-name="T5">extrair a string da posição atual – M e copiar para o topo da pilha;</text:span></text:p>
      <text:p text:style-name="Standard"><text:span text:style-name="T5"><text:tab/><text:tab/></text:span><text:span text:style-name="T6">X: </text:span><text:span text:style-name="T5">chamar a função de D (posição atual – M) vezes, antes chamando a função de </text:span><text:span text:style-name="T6">C</text:span><text:span text:style-name="T5"> <text:s/>para salvar;</text:span></text:p>
      <text:p text:style-name="Standard"><text:span text:style-name="T5"><text:tab/><text:tab/></text:span><text:span text:style-name="T6">V:</text:span><text:span text:style-name="T5"> chamar a função </text:span><text:span text:style-name="T6">Is</text:span><text:span text:style-name="T5">, sendo</text:span><text:span text:style-name="T6"> s </text:span><text:span text:style-name="T5">= pilha[topo], e setar a pilha[topo] = 0</text:span></text:p>
      <text:p text:style-name="Standard"><text:span text:style-name="T5"><text:tab/><text:tab/></text:span><text:span text:style-name="T6">Z: </text:span><text:span text:style-name="T5">loop pelo vetor pilha, de trás para frente;</text:span></text:p>
      <text:p text:style-name="Standard"><text:span text:style-name="T5"><text:tab/><text:tab/></text:span><text:span text:style-name="T6">Bs</text:span><text:span text:style-name="T5">: usar função strstr() para achar </text:span><text:span text:style-name="T6">s </text:span><text:span text:style-name="T5">no texto;</text:span></text:p>
      <text:p text:style-name="Standard"><text:span text:style-name="T5"><text:tab/><text:tab/></text:span><text:span text:style-name="T6">Ss/r:</text:span><text:span text:style-name="T5"> utilizar funções </text:span><text:span text:style-name="T6">Bs, Is </text:span><text:span text:style-name="T5">e </text:span><text:span text:style-name="T6">D</text:span><text:span text:style-name="T5"> como auxiliares;</text:span></text:p>
      <text:p text:style-name="Standard"><text:span text:style-name="T5"><text:tab/><text:tab/></text:span><text:span text:style-name="T6">N:</text:span><text:span text:style-name="T5"> usar função </text:span><text:span text:style-name="T6">Is, </text:span><text:span text:style-name="T5">tendo </text:span><text:span text:style-name="T6">s </text:span><text:span text:style-name="T5">= ‘\n’;</text:span></text:p>
      <text:p text:style-name="Standard"><text:span text:style-name="T5"><text:tab/><text:tab/></text:span><text:span text:style-name="T6">U:</text:span><text:span text:style-name="T5"> usar funções de </text:span><text:span text:style-name="T6">O </text:span><text:span text:style-name="T5">e </text:span><text:span text:style-name="T6">D;</text:span></text:p>
      <text:p text:style-name="Standard"><text:span text:style-name="T6"><text:tab/><text:tab/>!: </text:span><text:span text:style-name="T5">return na Main();</text:span></text:p>
      <text:p text:style-name="Standard"><text:span text:style-name="T5"><text:tab/><text:tab/></text:span><text:span text:style-name="T6">J: </text:span><text:span text:style-name="T5">linha++;</text:span></text:p>
      <text:p text:style-name="Standard"><text:span text:style-name="T5"><text:tab/><text:tab/></text:span><text:span text:style-name="T6">H: </text:span><text:span text:style-name="T5">linha--;</text:span></text:p>
      <text:p text:style-name="Standard"><text:span text:style-name="T5"/></text:p>
      <text:p text:style-name="Standard"><text:span text:style-name="T5"><text:tab/>Função principal – enquanto o input for diferente do caractere de retorno (!), manter no loop que imprime a posição, limpa o buffer e solicita interação do usuário. Após interação, percorrer o vetor do input realizando as funções correspondentes com os comandos (switch case) e ignorar quaisquer outras entradas. PS.: nos comandos que exigem strings após o caractere de chamada, considerá-lo como último comando da linha, para evitar confusões.</text:span></text:p>
      <text:p text:style-name="P2"/>
      <text:p text:style-name="P2"/>
      <text:p text:style-name="P2">Desenvolvimento</text:p>
      <text:p text:style-name="P2"><text:tab/><text:span text:style-name="T7">Seguindo o planejamento, foram encontradas algumas maneiras de simplificar o código – deixar a linha e coluna como globais, definir o tamanho da pilha com #define, para ser facilmente trocado de acordo com a necessidade, entre outros.</text:span></text:p>
      <text:p text:style-name="P2"><text:span text:style-name="T7"><text:tab/>Algumas funções não foram necessárias criar, e surgiu a necessidade de outras que não foram planejadas, aqui as enumero:</text:span></text:p>
      <text:p text:style-name="P2"><text:span text:style-name="T7">- funções para imprimir a linha atual, o cursor, retornar o index de texto a partir da posição (linha, coluna) e para contar a quantidade de linhas no texto;</text:span></text:p>
      <text:p text:style-name="P2"><text:span text:style-name="T7">- funções específicas para </text:span><text:span text:style-name="T2">F, T, O, $, :F, :x, M, V, X, S, N, U, !, J </text:span><text:span text:style-name="T4"><text:s/>e </text:span><text:span text:style-name="T2">H </text:span><text:span text:style-name="T4">não precisaram ser criadas – uma pequena implementação de código dentro do </text:span><text:span text:style-name="T2">case</text:span><text:span text:style-name="T4"> de cada uma, com o auxílio das outras funções criadas possibilitou a simplificação do código total e da passagem de variáveis e ponteiros nos parâmetros – além de ter sido interessante observar as possibilidades de aplicação das outras funções.</text:span></text:p>
      <text:p text:style-name="P2"><text:span text:style-name="T4"/></text:p>
      <text:p text:style-name="P2"/>
      <text:p text:style-name="P2"/>
      <text:p text:style-name="P2">Análises</text:p>
      <text:p text:style-name="P2"><text:tab/><text:span text:style-name="T7">A primeira observação feita logo no início do desenvolvimento foi a dificuldade de alocar memória suficiente para os vetores que guardam o texto e a interação do usuário. Em outras linguagens isso poderia ser facilmente resolvido com uma alocação dinâmica calculando o </text:span><text:soft-page-break/><text:span text:style-name="T7">tamanho das strings de input, mas em C, primeiramente elas devem ser guardadas em um vetor para só então poder calcular seu tamanho – assim de qualquer forma um vetor grande o suficiente deverá estar pronto para recebê-las.</text:span></text:p>
      <text:p text:style-name="P2"><text:span text:style-name="T7"><text:tab/>Para isso, proponho a solução de, a fim de economizar a memória, inicializar vetores não tão grandes (esse “não tão grande” fica a critério da prática no editor – uma pergunta interessante, por exemplo, seria: qual tipo de texto desejo editar com ele?) e, de acordo com a necessidade, gerar vetores maiores e trazer as informações para os novos vetores, liberando o espaço dos antigos. É claro que isso resulta num maior tempo de processamento, mas novamente esse tipo de solução fica a critério da prática no editor, para achar um equilíbrio na memória necessária e o tempo de processamento. </text:span></text:p>
      <text:p text:style-name="P2"><text:span text:style-name="T7"><text:tab/>Por ser um programa para estudo, mantive essa solução em teoria.</text:span></text:p>
      <text:p text:style-name="P2"><text:span text:style-name="T7"><text:tab/>O mesmo raciocínio pode ser dito sobre as pilhas a quantidade de “empilhagens” possíveis depende da aplicação prática, além de que em cada espaço para empilhar também deve ser alocado um espaço para caracteres que, no pior caso, é do tamanho do texto inteiro, mas no melhor caso é apenas um caractere.</text:span></text:p>
      <text:p text:style-name="P2"><text:span text:style-name="T7"/></text:p>
      <text:p text:style-name="P2"><text:span text:style-name="T7"><text:tab/>A segunda observação foi quanto às buscas. Deve-se considerar que um texto raramente será um vetor ordenado, limitando as opções de algoritmos para implementar (por exemplo, uma busca binária não faz sentido algum, a não ser que se trate de um texto com ordem lexicográfica, como um dicionário – aí seria possível adaptar a implementação, assim como de qualquer outro algoritmo de vetores ordenados). Novamente, por ser um programa para estudo e sem especificação prática, preferi deixar em aberto e analisar as opções teoricamente (na prática, utilizei a função pronta strstr() do pacote &lt;string.h&gt;, que já tem por si só uma implementação veloz).</text:span></text:p>
      <text:p text:style-name="P2"><text:span text:style-name="T7"><text:tab/>Para as buscas em strings, é claro que o terceiro algoritmo de Boyer-Moore seria o de mais interessante aplicação, já que opta a cada passo pelo melhor algoritmo a seguir, seguindo sempre o menor caminho. Contudo, em qualquer implementação o pior dos casos é igual em tempo à “busca exaustiva”, ainda que esse pior caso seja raro.</text:span></text:p>
      <text:p text:style-name="P2"><text:span text:style-name="T7"><text:tab/></text:span></text:p>
      <text:p text:style-name="P2"><text:span text:style-name="T7"><text:tab/>A terceira observação foi mais breve, apenas a percepção de que muitos caracteres especiais são importados de um arquivo de texto e da interação com o usuário, dependendo de usar a linguagem default ou do pacote &lt;locale.h&gt;, da origem do arquivo de texto, da linguagem usada pelo portal de interação (no Windows, por exemplo, existe a opção de interagir pelo command prompt ou pelo PowerShell, baseados em linguagens diferentes). Foi necessário tratar esses caracteres de forma que o resultado seja igual à intenção do usuário, e não o que de fato foi importado para o programa. Uma forma fácil de tratar em alguns casos foi retirar o último caractere do input, que no caso do scanf e do getsf é sempre o &lt;ENTER&gt;. Há outras funções de input que fazem esse tratamento específico automaticamente.</text:span></text:p>
      <text:p text:style-name="P2"><text:span text:style-name="T7"><text:tab/></text:span></text:p>
      <text:p text:style-name="P2"><text:span text:style-name="T7"/></text:p>
      <text:p text:style-name="P2"><text:span text:style-name="T7"><text:tab/>A quarta observação foi quanto ao retorno das funções – a memória está constantemente se reciclando, de forma que retornar ponteiros ou endereços de memória, é indesejável para muitos casos, já que a variável que guardar o retorno pode perder o sentido e trazer valores inesperados ao programa.</text:span></text:p>
      <text:p text:style-name="P2"><text:span text:style-name="T7"/></text:p>
      <text:p text:style-name="P2"><text:span text:style-name="T7"><text:tab/>A quinta observação é quanto à memória utilizada para inserir a string: utilizando todo o texto como um único vetor, é necessário copiar uma boa parte dele para um segundo vetor, no pior dos casos dobrando a memória utilizada. Por causa das funções prontas do pacote &lt;string.h&gt; para o caso de pequenos textos acaba sendo mais eficiente usar o texto todo numa única string do que ter que percorrer uma matriz, mas para textos maiores isso pode até se tornar infactível devido ao alto uso da memória.</text:span></text:p>
      <text:p text:style-name="P2"><text:span text:style-name="T7"/></text:p>
      <text:p text:style-name="P2"><text:span text:style-name="T7"><text:tab/>Por último, ficam anotados algumas possibilidades de “bugs” para se atentar, no caso de um usuário desatento ou brincalhão: não é desejável permitir a passagem para além das linhas e colunas do texto, seja aumentando o limite ou entrando em index negativos. Além disso, é sempre importante se preocupar com organização, clareza e comentários nos códigos e manter isso como um costume: nomear as funções de acordo com o que fazem, variáveis com informações sobre os </text:span><text:soft-page-break/><text:span text:style-name="T7">valores que guardarão, manter um padrão de identação e espaçamento para melhor clareza durante a leitura do código. Na prática, essas atitudes facilitam em trabalhos em grupo ou quando o programa será passado adiante, seja para consulta ou para atualizaçõ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1T21:32:14.551000000</meta:creation-date>
    <dc:date>2022-12-21T22:54:56.759000000</dc:date>
    <meta:editing-duration>PT1H22M43S</meta:editing-duration>
    <meta:editing-cycles>1</meta:editing-cycles>
    <meta:document-statistic meta:table-count="0" meta:image-count="0" meta:object-count="0" meta:page-count="3" meta:paragraph-count="42" meta:word-count="1286" meta:character-count="7655" meta:non-whitespace-character-count="6338"/>
    <meta:generator>LibreOffice/7.4.3.2$Windows_X86_64 LibreOffice_project/1048a8393ae2eeec98dff31b5c133c5f1d08b890</meta:generator>
  </office:meta>
</office:document-meta>
</file>